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8</text:span></text:p>
          </draw:text-box>
        </draw:frame>
        <draw:frame draw:style-name="gr8" draw:text-style-name="P4" draw:layer="layout" svg:width="3.563cm" svg:height="1.204cm" svg:x="31.138cm" svg:y="10.987cm">
          <draw:text-box>
            <text:p><text:span text:style-name="T4">min: -14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31</text:span></text:p>
          </draw:text-box>
        </draw:frame>
        <draw:frame draw:style-name="gr8" draw:text-style-name="P4" draw:layer="layout" svg:width="3.563cm" svg:height="1.204cm" svg:x="45.738cm" svg:y="17.289cm">
          <draw:text-box>
            <text:p><text:span text:style-name="T4">min: -1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28</text:span></text:p>
          </draw:text-box>
        </draw:frame>
        <draw:frame draw:style-name="gr8" draw:text-style-name="P4" draw:layer="layout" svg:width="3.563cm" svg:height="1.204cm" svg:x="38.238cm" svg:y="23.791cm">
          <draw:text-box>
            <text:p><text:span text:style-name="T4">min: -14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41:03.397827327</dc:date>
    <dc:creator>elucterio </dc:creator>
    <meta:editing-duration>PT2H33M6S</meta:editing-duration>
    <meta:editing-cycles>33</meta:editing-cycles>
    <meta:generator>LibreOffice/4.2.8.2$Linux_X86_64 LibreOffice_project/420m0$Build-2</meta:generator>
    <meta:document-statistic meta:object-count="97"/>
  </office:meta>
</office:document-meta>
</file>